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ablePointerFactory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PointerFactory.createNodePointer( NodePointer parent , QName name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riptablePointerFactory.createNodePointer( QName name , Object object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